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office:value-type="string" calcext:value-type="string">
            <text:p>L9/1/2pkt</text:p>
          </table:table-cell>
          <table:table-cell office:value-type="string" calcext:value-type="string">
            <text:p>2/2pkt</text:p>
          </table:table-cell>
          <table:table-cell office:value-type="string" calcext:value-type="string">
            <text:p>3/1pkt</text:p>
          </table:table-cell>
          <table:table-cell office:value-type="string" calcext:value-type="string">
            <text:p>L10/1/5pkt</text:p>
          </table:table-cell>
          <table:table-cell office:value-type="string" calcext:value-type="string">
            <text:p>2/4pkt</text:p>
          </table:table-cell>
          <table:table-cell office:value-type="string" calcext:value-type="string">
            <text:p>3/5pkt</text:p>
          </table:table-cell>
          <table:table-cell office:value-type="string" calcext:value-type="string">
            <text:p>4/3pkt</text:p>
          </table:table-cell>
          <table:table-cell office:value-type="string" calcext:value-type="string">
            <text:p>5/3pkt</text:p>
          </table:table-cell>
          <table:table-cell office:value-type="string" calcext:value-type="string">
            <text:p>6/3pkt</text:p>
          </table:table-cell>
          <table:table-cell office:value-type="string" calcext:value-type="string">
            <text:p>7/3pkt</text:p>
          </table:table-cell>
          <table:table-cell office:value-type="string" calcext:value-type="string">
            <text:p>8/6pkt</text:p>
          </table:table-cell>
          <table:table-cell office:value-type="string" calcext:value-type="string">
            <text:p>9/4pkt</text:p>
          </table:table-cell>
          <table:table-cell office:value-type="string" calcext:value-type="string">
            <text:p>L11/0/1pkt</text:p>
          </table:table-cell>
          <table:table-cell office:value-type="string" calcext:value-type="string">
            <text:p>1/6pkt</text:p>
          </table:table-cell>
          <table:table-cell office:value-type="string" calcext:value-type="string">
            <text:p>Projekt/24pkt</text:p>
          </table:table-cell>
          <table:table-cell office:value-type="string" calcext:value-type="string">
            <text:p>Max: 131 pkt + 24 pkt = 155 pkt; zwolnienie z egzaminu od 121 punktów; C=131 zaliczenie ćwiczeń od 66 pkt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Olga P. (stan na 08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– rysunek z zamienioną kolumną, dwie klasy punktów nie powinny na siebie nachodzić, granica decyzyjna powinna mieć inny kształt</text:p>
          </table:table-cell>
          <table:table-cell table:style-name="ce1" office:value-type="string" calcext:value-type="string">
            <text:p>do poprawy – granica decyzyjna powinna mieć inny kształ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3:.BI3])" office:value-type="float" office:value="33" calcext:value-type="float">
            <text:p>33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Anna-Maria S. (stan na 08.06.2017)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do popraw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Toy Linear Regression powinien korzystać ze wzoru na M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(czy kod był testowany?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4:.BI4])" office:value-type="float" office:value="39.75" calcext:value-type="float">
            <text:p>39.75</text:p>
          </table:table-cell>
          <table:table-cell table:number-columns-repeated="962"/>
        </table:table-row>
        <table:table-row table:style-name="ro2">
          <table:table-cell table:style-name="ce1" office:value-type="string" calcext:value-type="string">
            <text:p>Michał O. (stan na 19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pytanie jest o bias <text:span text:style-name="T3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wciąż przerobić rysunki, zaznaczyć kropki (jak w podanym linku)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?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 wyjaśnienia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Andrzej G. (stan na 16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należy wytłumaczyć różnice “w pionie”, tzn. dla różnych parametrów C; różnice “w poziomie” są dobrze wytłumaczone (każdy obrazek przypomina jedną z cyfr, ponieważ reprezentuje wagi, które służą do rozpoznawania właśnie tej cyfry), natomiast w zadaniu chodzi o wskazanie różnic pomiędzy nauczonymi modelami, gdy stosowano różną regularyzację</text:p>
          </table:table-cell>
          <table:table-cell office:value-type="string" calcext:value-type="string">
            <text:p>do poprawy – jest nowsza (inna) wersja zadania; zamiast gaussa użyć rozkładu Bernoulliego; MLE to nie jest dobieranie etykiety C_k, tylko parametrów – jakie parametry ma ten model? Ile ich jest i jaki jest wzór?</text:p>
          </table:table-cell>
          <table:table-cell office:value-type="string" calcext:value-type="string">
            <text:p>do poprawy – należy wielokrotnie losować zestaw danych D <text:span text:style-name="T1">dla każdego k</text:span><text:span text:style-name="T2">, mea powinno być tym, czego średnio nauczy się model, jeśli uczymy go wielokrotnie na różnych zbiorach treningowych (a więc całą funkcją), a nie średnią wartością predykcji w konkretnym uczeniu; bias liczymy nie używając abs, tylko sumy kwadratów różnic (metryka euklidesowa, nie metryka L1)</text:span></text:p>
          </table:table-cell>
          <table:table-cell office:value-type="string" calcext:value-type="string">
            <text:p>do poprawy – estymatora, nie modelu (hint – bias i variance raczej nie mogą jednocześnie maleć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SUM([.B6:.BI6])" office:value-type="float" office:value="132" calcext:value-type="float">
            <text:p>132</text:p>
          </table:table-cell>
          <table:table-cell office:value-type="string" calcext:value-type="string">
            <text:p>bdb; zwolnienie z egzaminu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Michał K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 poprawy – macierz kowariancji jest symetryczna i dodatnio określona (było wcześniej pokazane, jak ją losować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o wyjaśnienia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Dariusz R. (stan na 14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 poprawy – metoda “predict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czy <text:s/>zestawy danych faktycznie są różne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formula="of:=SUM([.B8:.BI8])" office:value-type="float" office:value="51" calcext:value-type="float">
            <text:p>51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teusz J. (stan na 08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9:.BI9])" office:value-type="float" office:value="56.5" calcext:value-type="float">
            <text:p>56.5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Yaroslav V. (stan na 16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losować macierz kowariancji w całości (był wcześniej opis, jak to robić), dodać estymowanie macierzy z próby (link powyżej zadania)</text:p>
          </table:table-cell>
          <table:table-cell office:value-type="string" calcext:value-type="string">
            <text:p>do poprawy – trzeci plot powinien być elipsą (zmienna “table” jest dobrze zrobiona, ale trzeba poprawić wywołanie plot)</text:p>
          </table:table-cell>
          <table:table-cell table:number-columns-repeated="2" office:value-type="string" calcext:value-type="string">
            <text:p>do poprawy – narysować wykres 2D punktó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2"/>
          <table:table-cell table:formula="of:=SUM([.B10:.BI10])" office:value-type="float" office:value="28" calcext:value-type="float">
            <text:p>28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ii K. (stan na 14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y to nie p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astanowić się, co robi PCA na tych konkretnych dany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B11:.BI11])" office:value-type="float" office:value="122" calcext:value-type="float">
            <text:p>122</text:p>
          </table:table-cell>
          <table:table-cell office:value-type="string" calcext:value-type="string">
            <text:p>bdb; zwolnienie z egzaminu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Michał Si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ły rysunek, brak wytłumaczeni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formula="of:=SUM([.B12:.BI12])" office:value-type="float" office:value="44" calcext:value-type="float">
            <text:p>44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So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o poprawy - zdarzenie B2 to nie jest po prostu zdarzenie B1 w innej kolejnoś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dla losowej macierzy kowariancji elipsy powiiny być “po skosie”</text:p>
          </table:table-cell>
          <table:table-cell office:value-type="string" calcext:value-type="string">
            <text:p>do poprawy – macierz kowariancji ma być wylosowana, a nie wpisana ręcznie; nawet ta wpisana ręcznie nie jest macierzą kowariancji, o czym też mówi komunikat pythona 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reshape, lepsze wytłumaczen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</text:p>
          </table:table-cell>
          <table:table-cell office:value-type="string" calcext:value-type="string">
            <text:p>do poprawy – raczej oba nie spadają jednocześn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diag_X zostało przypisane do sub_diag, a następnie zmodyfikowane, co jest błędem; błędny rysunek, brak wyjaśnien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13:.BI13])" office:value-type="float" office:value="63" calcext:value-type="float">
            <text:p>63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rek T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12"/>
          <table:table-cell table:formula="of:=SUM([.B14:.BI14])"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zymon T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Tomasz S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Łukasz S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1:53:21.130085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7-06-19T12:27:27.322372457</dc:date>
    <meta:editing-duration>PT4H51M15S</meta:editing-duration>
    <meta:editing-cycles>54</meta:editing-cycles>
    <meta:document-statistic meta:table-count="1" meta:cell-count="893" meta:object-count="0"/>
  </office:meta>
</office:document-meta>
</file>